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Ark1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Ark1.I16" table:end-x="1.505cm" table:end-y="0.16cm" draw:z-index="0" draw:style-name="gr1" svg:width="8.893cm" svg:height="5.021cm" svg:x="1.645cm" svg:y="0.107cm">
              <draw:object draw:notify-on-update-of-ranges="Ark1.B6:Ark1.B6 Ark1.B7:Ark1.B13 Ark1.C6:Ark1.C6 Ark1.C7:Ark1.C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Ukedag</text:p>
          </table:table-cell>
          <table:table-cell/>
          <table:table-cell table:number-columns-repeated="2"/>
        </table:table-row>
        <table:table-row table:style-name="ro1">
          <table:table-cell/>
          <table:table-cell office:value-type="string">
            <text:p>man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rs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ns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rs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re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ør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øn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Ark1.K30" table:end-x="0.781cm" table:end-y="0.32cm" draw:z-index="1" draw:style-name="gr1" svg:width="13.029cm" svg:height="5.818cm" svg:x="1.301cm" svg:y="0.373cm">
              <draw:object draw:notify-on-update-of-ranges="Ark1.B19:Ark1.B28 Ark1.C19:Ark1.C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Dag</text:p>
          </table:table-cell>
          <table:table-cell office:value-type="string">
            <text:p>søndag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05-0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07-0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09-1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11-13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13-15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15-1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17-19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19-2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21-2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2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b" fo:country="N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3">23.10.2011</text:date>, <text:time>17:06:0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lin Berg</meta:initial-creator>
    <meta:creation-date>2011-10-23T16:38:29.73</meta:creation-date>
    <dc:date>2011-10-23T17:06:07.65</dc:date>
    <dc:creator>Malin Berg</dc:creator>
    <meta:editing-duration>PT12M54S</meta:editing-duration>
    <meta:editing-cycles>5</meta:editing-cycles>
    <meta:generator>OpenOffice.org/3.3$Win32 OpenOffice.org_project/330m20$Build-9567</meta:generator>
    <meta:document-statistic meta:table-count="3" meta:cell-count="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graphic-properties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8.894cm" svg:height="5.022cm" xlink:href=".." xlink:type="simple" chart:class="chart:bar" chart:style-name="ch1">
        <chart:plot-area chart:style-name="ch2" table:cell-range-address="Ark1.B6:Ark1.C13" chart:data-source-has-labels="both" svg:x="0.627cm" svg:y="0.435cm" svg:width="7.913cm" svg:height="4.06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311cm" svg:y="0.458cm" svg:width="7.166cm" svg:height="3.37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>
            <chart:categories table:cell-range-address="Ark1.B7:Ark1.B13"/>
          </chart:axis>
          <chart:axis chart:dimension="y" chart:name="primary-y" chart:style-name="ch4"/>
          <chart:axis chart:dimension="z" chart:name="primary-z" chart:style-name="ch3"/>
          <chart:series chart:style-name="ch5" chart:values-cell-range-address="Ark1.C7:Ark1.C13" chart:label-cell-address="Ark1.C6:Ark1.C6" chart:class="chart:bar"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rk1.C6:Ark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n</text:p>
                <draw:g>
                  <svg:desc>Ark1.B7:Ark1.B13</svg:desc>
                </draw:g>
              </table:table-cell>
              <table:table-cell office:value-type="float" office:value="45">
                <text:p>45</text:p>
                <draw:g>
                  <svg:desc>Ark1.C7:Ark1.C13</svg:desc>
                </draw:g>
              </table:table-cell>
            </table:table-row>
            <table:table-row>
              <table:table-cell office:value-type="string">
                <text:p>tirs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ons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tors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fre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lør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øn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tacked="true"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draw:stroke-dash="Fine_20_Dashe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03cm" svg:height="5.819cm" xlink:href=".." xlink:type="simple" chart:class="chart:line" chart:style-name="ch1">
        <chart:plot-area chart:style-name="ch2" table:cell-range-address="Ark1.B19:Ark1.C28" chart:data-source-has-labels="column" svg:x="0.71cm" svg:y="0.599cm" svg:width="11.8cm" svg:height="4.684cm">
          <chartooo:coordinate-region svg:x="1.146cm" svg:y="0.812cm" svg:width="11.178cm" svg:height="3.798cm"/>
          <chart:axis chart:dimension="x" chart:name="primary-x" chart:style-name="ch3">
            <chart:categories table:cell-range-address="Ark1.B19:Ark1.B2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Ark1.C19:Ark1.C28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C</text:p>
              </table:table-cell>
            </table:table-row>
          </table:table-header-rows>
          <table:table-rows>
            <table:table-row>
              <table:table-cell office:value-type="string">
                <text:p>05-07</text:p>
                <draw:g>
                  <svg:desc>Ark1.B19:Ark1.B28</svg:desc>
                </draw:g>
              </table:table-cell>
              <table:table-cell office:value-type="float" office:value="0">
                <text:p>0</text:p>
                <draw:g>
                  <svg:desc>Ark1.C19:Ark1.C28</svg:desc>
                </draw:g>
              </table:table-cell>
            </table:table-row>
            <table:table-row>
              <table:table-cell office:value-type="string">
                <text:p>07-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-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-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-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-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-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-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